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-0.2in" fo:margin-right="0in" fo:text-indent="0in" style:auto-text-indent="false"/>
    </style:style>
    <style:style style:name="P3" style:family="paragraph" style:parent-style-name="Standard">
      <style:paragraph-properties fo:margin-left="0.2in" fo:margin-right="0in" fo:text-indent="0in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6in" fo:margin-right="0in" fo:text-indent="0in" style:auto-text-indent="false"/>
    </style:style>
    <style:style style:name="P5" style:family="paragraph" style:parent-style-name="Standard">
      <style:paragraph-properties fo:margin-left="0.6in" fo:margin-right="0in" fo:text-indent="0in" style:auto-text-indent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1.2in" fo:margin-right="0in" fo:text-indent="0in" style:auto-text-indent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1.6in" fo:margin-right="0in" fo:text-indent="0in" style:auto-text-indent="false"/>
    </style:style>
    <style:style style:name="P8" style:family="paragraph" style:parent-style-name="Standard">
      <style:paragraph-properties fo:margin-left="0.4in" fo:margin-right="0in" fo:text-indent="0in" style:auto-text-indent="false"/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margin-left="1in" fo:margin-right="0in" fo:text-indent="0in" style:auto-text-indent="false"/>
      <style:text-properties style:font-name="Arial" fo:font-size="14pt" style:font-size-asian="14pt" style:font-size-complex="14pt"/>
    </style:style>
    <style:style style:name="P10" style:family="paragraph" style:parent-style-name="Standard">
      <style:text-properties fo:color="#333333"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 style:list-style-name="L3">
      <style:text-properties style:font-name="Arial" fo:font-size="14pt" style:font-size-asian="14pt" style:font-size-complex="14pt"/>
    </style:style>
    <style:style style:name="P12" style:family="paragraph" style:parent-style-name="Standard" style:list-style-name="L5">
      <style:text-properties style:font-name="Arial" fo:font-size="14pt" style:font-size-asian="14pt" style:font-size-complex="14pt"/>
    </style:style>
    <style:style style:name="P13" style:family="paragraph" style:parent-style-name="Standard" style:list-style-name="L4"/>
    <style:style style:name="P14" style:family="paragraph" style:parent-style-name="Standard" style:list-style-name="L1">
      <style:paragraph-properties fo:margin-left="1.6in" fo:margin-right="0in" fo:text-indent="-0.25in" style:auto-text-indent="false"/>
      <style:text-properties style:font-name="Arial" fo:font-size="14pt" style:font-size-asian="14pt" style:font-size-complex="14pt"/>
    </style:style>
    <style:style style:name="P15" style:family="paragraph" style:parent-style-name="Standard" style:list-style-name="L2">
      <style:paragraph-properties fo:margin-left="1.6in" fo:margin-right="0in" fo:text-indent="-0.25in" style:auto-text-indent="false"/>
      <style:text-properties style:font-name="Arial" fo:font-size="14pt" style:font-size-asian="14pt" style:font-size-complex="14pt"/>
    </style:style>
    <style:style style:name="P16" style:family="paragraph" style:parent-style-name="Standard">
      <style:paragraph-properties fo:margin-left="0.4in" fo:margin-right="0in" fo:text-indent="0in" style:auto-text-indent="false"/>
    </style:style>
    <style:style style:name="P17" style:family="paragraph" style:parent-style-name="Standard">
      <style:paragraph-properties fo:margin-left="0.4in" fo:margin-right="0in" fo:text-indent="0in" style:auto-text-indent="false"/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margin-left="0.6in" fo:margin-right="0in" fo:text-indent="0in" style:auto-text-indent="false"/>
    </style:style>
    <style:style style:name="P19" style:family="paragraph" style:parent-style-name="Standard">
      <style:paragraph-properties fo:margin-left="0.6in" fo:margin-right="0in" fo:text-indent="0in" style:auto-text-indent="fals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Quadcoptor Project Outline</text:p>
      <text:p text:style-name="P3">Hardware</text:p>
      <text:p text:style-name="P8">Processors</text:p>
      <text:p text:style-name="P5">PSoC</text:p>
      <text:p text:style-name="P5">Raspberry Pi</text:p>
      <text:p text:style-name="P5">Desktop</text:p>
      <text:p text:style-name="P4"/>
      <text:p text:style-name="P8">Communications</text:p>
      <text:p text:style-name="P5">I^2C</text:p>
      <text:p text:style-name="P5">Serial</text:p>
      <text:p text:style-name="P5">WiFi</text:p>
      <text:p text:style-name="P1"/>
      <text:p text:style-name="P8">Sensors</text:p>
      <text:p text:style-name="P5">Accelerometer</text:p>
      <text:p text:style-name="P5">IR Range Finders</text:p>
      <text:p text:style-name="P5">Magnetometer</text:p>
      <text:p text:style-name="P5">Motor Encoders</text:p>
      <text:p text:style-name="P4"/>
      <text:p text:style-name="P8">Locomotion</text:p>
      <text:p text:style-name="P5">Motors</text:p>
      <text:p text:style-name="P5">Motor Drivers</text:p>
      <text:p text:style-name="P4"/>
      <text:p text:style-name="P3">Software</text:p>
      <text:p text:style-name="P8">Layered Architecture</text:p>
      <text:p text:style-name="P5">Hardware Interface</text:p>
      <text:p text:style-name="P9">Meta-data</text:p>
      <text:p text:style-name="P6">Associate each hardware I/O with additional information about what type of sensor it is.</text:p>
      <text:list xml:id="list4096649320779777800" text:style-name="L1">
        <text:list-item>
          <text:p text:style-name="P14">Name – a unique identifier for the hardware</text:p>
        </text:list-item>
        <text:list-item>
          <text:p text:style-name="P14">Type – what type of hardware it is </text:p>
        </text:list-item>
        <text:list-item>
          <text:p text:style-name="P14">Mass – how heavy the hardware is</text:p>
        </text:list-item>
        <text:list-item>
          <text:p text:style-name="P14">Location – where the hardware's COM is relative to the entire robot's COM</text:p>
        </text:list-item>
        <text:list-item>
          <text:p text:style-name="P14">Orientation – a quaternion indicating the direction the hardware is oriented</text:p>
        </text:list-item>
        <text:list-item>
          <text:p text:style-name="P14">&lt;additional parameters provided by subclasses&gt;</text:p>
        </text:list-item>
      </text:list>
      <text:p text:style-name="P2"/>
      <text:p text:style-name="P6">Provide data in standard forms</text:p>
      <text:list xml:id="list2490422785462656996" text:style-name="L2">
        <text:list-item>
          <text:p text:style-name="P15">Scalar = a simple floating point type</text:p>
        </text:list-item>
        <text:list-item>
          <text:p text:style-name="P15">Vector = up to 4 dimensional vector of the form &lt;x, y, z, w&gt; consisting of floating point values</text:p>
        </text:list-item>
        <text:list-item>
          <text:p text:style-name="P15"><text:soft-page-break/>Array = an array of either floating point or integer values (whichever pertains more naturally to the sensor)</text:p>
        </text:list-item>
        <text:list-item>
          <text:p text:style-name="P15">Matrix = an array of floating point values of size nxn (We may use a library for this).</text:p>
        </text:list-item>
        <text:list-item>
          <text:p text:style-name="P15">Integer</text:p>
        </text:list-item>
        <text:list-item>
          <text:p text:style-name="P15">Boolean</text:p>
        </text:list-item>
      </text:list>
      <text:p text:style-name="P7"/>
      <text:p text:style-name="P16"><text:span text:style-name="T1">Low Level</text:span></text:p>
      <text:p text:style-name="P4"><text:span text:style-name="T1">Location tracking</text:span></text:p>
      <text:p text:style-name="P4"><text:span text:style-name="T1">Auto-stabilization</text:span></text:p>
      <text:p text:style-name="P4"><text:span text:style-name="T1">Wall aversion</text:span></text:p>
      <text:p text:style-name="P4"><text:span text:style-name="T1">Simple motion</text:span></text:p>
      <text:list xml:id="list1693643375293056209" text:style-name="L4">
        <text:list-item>
          <text:p text:style-name="P13"><text:span text:style-name="T1">Hover</text:span></text:p>
        </text:list-item>
        <text:list-item>
          <text:p text:style-name="P13"><text:span text:style-name="T1">Move forward/back/left/right/up/down</text:span></text:p>
        </text:list-item>
        <text:list-item>
          <text:p text:style-name="P13"><text:span text:style-name="T1">Turn left/right, Tilt left/right/forward/back</text:span></text:p>
        </text:list-item>
      </text:list>
      <text:p text:style-name="P4"><text:span text:style-name="T1"/></text:p>
      <text:p text:style-name="P8">Mid Level</text:p>
      <text:p text:style-name="P5">Path following</text:p>
      <text:p text:style-name="P5">Obstacle avoidance</text:p>
      <text:p text:style-name="P5">Auto-tuning/adaptation</text:p>
      <text:p text:style-name="P5">Basic 3d point mapping</text:p>
      <text:p text:style-name="P5">Simple path planning</text:p>
      <text:p text:style-name="P5">Mid-level subroutines</text:p>
      <text:list xml:id="list329237486284096491" text:style-name="L3">
        <text:list-item>
          <text:p text:style-name="P11">Following Path</text:p>
        </text:list-item>
        <text:list-item>
          <text:p text:style-name="P11">Fast turn-around</text:p>
        </text:list-item>
        <text:list-item>
          <text:p text:style-name="P11">Drop maneuver</text:p>
        </text:list-item>
        <text:list-item>
          <text:p text:style-name="P11">Holding position</text:p>
        </text:list-item>
        <text:list-item>
          <text:p text:style-name="P11">Looking at point</text:p>
        </text:list-item>
        <text:list-item>
          <text:p text:style-name="P11">...</text:p>
        </text:list-item>
      </text:list>
      <text:p text:style-name="P5"/>
      <text:p text:style-name="P8">High Level</text:p>
      <text:p text:style-name="P5">Camera-based 3d mapping</text:p>
      <text:p text:style-name="P5">Object identification/tracking</text:p>
      <text:p text:style-name="P5">Emergency/failure detection</text:p>
      <text:p text:style-name="P5">Advanced path planning</text:p>
      <text:p text:style-name="P5">High level subroutines</text:p>
      <text:list xml:id="list1356020447379271626" text:style-name="L5">
        <text:list-item>
          <text:p text:style-name="P12">Follow target</text:p>
        </text:list-item>
        <text:list-item>
          <text:p text:style-name="P12">Flee target</text:p>
        </text:list-item>
        <text:list-item>
          <text:p text:style-name="P12">Avoid target LOS</text:p>
        </text:list-item>
        <text:list-item>
          <text:p text:style-name="P12">Land at destin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8:22:20.40</meta:creation-date>
    <dc:date>2013-06-19T21:09:13.45</dc:date>
    <meta:editing-duration>PT44M5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2" meta:paragraph-count="67" meta:word-count="260" meta:character-count="1585"/>
  </office:meta>
</office:document-meta>
</file>